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Helvetica" svg:font-family="Helvetica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officeooo:paragraph-rsid="003b56f5"/>
    </style:style>
    <style:style style:name="P2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officeooo:paragraph-rsid="003b56f5"/>
    </style:style>
    <style:style style:name="P3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Arial" fo:font-size="6pt" fo:font-style="italic" style:text-underline-style="none" fo:font-weight="bold" officeooo:rsid="003abb5b" officeooo:paragraph-rsid="003b56f5" style:text-blinking="false" fo:background-color="transparent" style:font-size-asian="6pt" style:font-style-asian="italic" style:font-size-complex="6pt" style:font-style-complex="italic"/>
    </style:style>
    <style:style style:name="P4" style:family="paragraph" style:parent-style-name="Text_20_body">
      <style:paragraph-properties fo:margin-top="0in" fo:margin-bottom="0in" loext:contextual-spacing="false"/>
    </style:style>
    <style:style style:name="P5" style:family="paragraph" style:parent-style-name="Text_20_body">
      <style:paragraph-properties fo:margin-top="0in" fo:margin-bottom="0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top="0in" fo:margin-bottom="0in" loext:contextual-spacing="false"/>
      <style:text-properties officeooo:paragraph-rsid="003b56f5"/>
    </style:style>
    <style:style style:name="P7" style:family="paragraph" style:parent-style-name="Text_20_body">
      <style:paragraph-properties fo:margin-top="0in" fo:margin-bottom="0in" loext:contextual-spacing="false"/>
      <style:text-properties officeooo:paragraph-rsid="00441bfd"/>
    </style:style>
    <style:style style:name="P8" style:family="paragraph" style:parent-style-name="Text_20_body">
      <style:paragraph-properties fo:margin-top="0in" fo:margin-bottom="0in" loext:contextual-spacing="false"/>
      <style:text-properties officeooo:rsid="0047d8af" officeooo:paragraph-rsid="0047d8af"/>
    </style:style>
    <style:style style:name="P9" style:family="paragraph" style:parent-style-name="Text_20_body">
      <style:paragraph-properties fo:margin-top="0in" fo:margin-bottom="0in" loext:contextual-spacing="false"/>
      <style:text-properties fo:font-size="8pt" officeooo:rsid="0068d17c" officeooo:paragraph-rsid="0068d17c" style:font-size-asian="7pt" style:font-size-complex="8pt"/>
    </style:style>
    <style:style style:name="P10" style:family="paragraph" style:parent-style-name="Text_20_body">
      <style:paragraph-properties fo:margin-top="0in" fo:margin-bottom="0in" loext:contextual-spacing="false"/>
      <style:text-properties fo:font-size="8pt" officeooo:rsid="0072d58e" officeooo:paragraph-rsid="0072d58e" style:font-size-asian="7pt" style:font-size-complex="8pt"/>
    </style:style>
    <style:style style:name="P11" style:family="paragraph" style:parent-style-name="Text_20_body">
      <style:paragraph-properties fo:margin-top="0in" fo:margin-bottom="0in" loext:contextual-spacing="false"/>
      <style:text-properties fo:font-size="8pt" officeooo:rsid="0072d58e" officeooo:paragraph-rsid="0084f9f1" style:font-size-asian="7pt" style:font-size-complex="8pt"/>
    </style:style>
    <style:style style:name="P12" style:family="paragraph" style:parent-style-name="Text_20_body">
      <style:paragraph-properties fo:margin-top="0in" fo:margin-bottom="0in" loext:contextual-spacing="false"/>
      <style:text-properties fo:font-size="8pt" officeooo:rsid="0073ee34" officeooo:paragraph-rsid="0073ee34" style:font-size-asian="7pt" style:font-size-complex="8pt"/>
    </style:style>
    <style:style style:name="P13" style:family="paragraph" style:parent-style-name="Text_20_body">
      <style:paragraph-properties fo:margin-top="0in" fo:margin-bottom="0in" loext:contextual-spacing="false"/>
      <style:text-properties fo:font-size="8pt" officeooo:rsid="00890547" officeooo:paragraph-rsid="00890547" style:font-size-asian="7pt" style:font-size-complex="8pt"/>
    </style:style>
    <style:style style:name="P14" style:family="paragraph" style:parent-style-name="Text_20_body">
      <style:paragraph-properties fo:margin-top="0in" fo:margin-bottom="0in" loext:contextual-spacing="false"/>
      <style:text-properties fo:font-size="8pt" officeooo:rsid="008bef4b" officeooo:paragraph-rsid="008bef4b" style:font-size-asian="7pt" style:font-size-complex="8pt"/>
    </style:style>
    <style:style style:name="P15" style:family="paragraph" style:parent-style-name="Text_20_body">
      <style:paragraph-properties fo:margin-top="0in" fo:margin-bottom="0in" loext:contextual-spacing="false"/>
      <style:text-properties fo:font-size="8pt" style:font-size-asian="8pt" style:font-size-complex="8pt"/>
    </style:style>
    <style:style style:name="P16" style:family="paragraph" style:parent-style-name="Text_20_body">
      <style:paragraph-properties fo:margin-top="0in" fo:margin-bottom="0in" loext:contextual-spacing="false"/>
      <style:text-properties fo:font-size="8pt" officeooo:rsid="00748813" officeooo:paragraph-rsid="00748813" style:font-size-asian="8pt" style:font-size-complex="8pt"/>
    </style:style>
    <style:style style:name="P17" style:family="paragraph" style:parent-style-name="Text_20_body">
      <style:paragraph-properties fo:margin-top="0in" fo:margin-bottom="0in" loext:contextual-spacing="false"/>
      <style:text-properties officeooo:paragraph-rsid="0068d17c"/>
    </style:style>
    <style:style style:name="P18" style:family="paragraph" style:parent-style-name="Text_20_body">
      <style:paragraph-properties fo:margin-top="0in" fo:margin-bottom="0in" loext:contextual-spacing="false"/>
      <style:text-properties officeooo:paragraph-rsid="008f3ff1"/>
    </style:style>
    <style:style style:name="P19" style:family="paragraph" style:parent-style-name="Text_20_body">
      <style:paragraph-properties fo:margin-top="0in" fo:margin-bottom="0in" loext:contextual-spacing="false"/>
      <style:text-properties officeooo:rsid="0091baef" officeooo:paragraph-rsid="0091eff3"/>
    </style:style>
    <style:style style:name="P20" style:family="paragraph" style:parent-style-name="Text_20_body">
      <style:paragraph-properties fo:margin-top="0in" fo:margin-bottom="0in" loext:contextual-spacing="false"/>
      <style:text-properties officeooo:rsid="0091baef" officeooo:paragraph-rsid="00938dd1"/>
    </style:style>
    <style:style style:name="P21" style:family="paragraph" style:parent-style-name="Text_20_body">
      <style:paragraph-properties fo:margin-top="0in" fo:margin-bottom="0in" loext:contextual-spacing="false"/>
      <style:text-properties officeooo:rsid="00936245" officeooo:paragraph-rsid="00936245"/>
    </style:style>
    <style:style style:name="P22" style:family="paragraph" style:parent-style-name="Text_20_body">
      <style:text-properties fo:font-size="8pt" style:font-size-asian="8pt" style:font-size-complex="8pt"/>
    </style:style>
    <style:style style:name="P23" style:family="paragraph" style:parent-style-name="Text_20_body">
      <style:text-properties fo:font-size="9pt" style:font-size-asian="9pt" style:font-size-complex="9pt"/>
    </style:style>
    <style:style style:name="P24" style:family="paragraph" style:parent-style-name="Heading_20_1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officeooo:paragraph-rsid="003b56f5" style:text-blinking="false" fo:background-color="transparent"/>
    </style:style>
    <style:style style:name="P25" style:family="paragraph" style:parent-style-name="Heading_20_2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officeooo:paragraph-rsid="003b56f5" style:text-blinking="false" fo:background-color="transparent"/>
    </style:style>
    <style:style style:name="P26" style:family="paragraph" style:parent-style-name="Standard">
      <style:text-properties officeooo:paragraph-rsid="0072d58e"/>
    </style:style>
    <style:style style:name="P27" style:family="paragraph" style:parent-style-name="Standard">
      <style:paragraph-properties fo:margin-top="0in" fo:margin-bottom="0in" loext:contextual-spacing="false"/>
      <style:text-properties fo:font-size="8pt" officeooo:rsid="0025b549" officeooo:paragraph-rsid="0066e7ac" style:font-size-asian="8pt" style:font-size-complex="8pt"/>
    </style:style>
    <style:style style:name="P28" style:family="paragraph" style:parent-style-name="Text_20_body">
      <style:paragraph-properties fo:margin-top="0in" fo:margin-bottom="0in" loext:contextual-spacing="false"/>
    </style:style>
    <style:style style:name="P29" style:family="paragraph" style:parent-style-name="Text_20_body">
      <style:paragraph-properties fo:margin-top="0in" fo:margin-bottom="0in" loext:contextual-spacing="false"/>
      <style:text-properties fo:font-size="8pt" officeooo:rsid="006993cf" officeooo:paragraph-rsid="006b8796" style:font-size-asian="7pt" style:font-size-complex="8pt"/>
    </style:style>
    <style:style style:name="P30" style:family="paragraph" style:parent-style-name="Text_20_body">
      <style:paragraph-properties fo:margin-top="0in" fo:margin-bottom="0in" loext:contextual-spacing="false"/>
      <style:text-properties fo:font-size="8pt" officeooo:rsid="007d15bd" officeooo:paragraph-rsid="0073ee34" style:font-size-asian="7pt" style:font-size-complex="8pt"/>
    </style:style>
    <style:style style:name="P31" style:family="paragraph" style:parent-style-name="Text_20_body">
      <style:paragraph-properties fo:margin-top="0in" fo:margin-bottom="0in" loext:contextual-spacing="false"/>
      <style:text-properties fo:font-size="8pt" officeooo:rsid="00967f56" officeooo:paragraph-rsid="00982283" style:font-size-asian="7pt" style:font-size-complex="8pt"/>
    </style:style>
    <style:style style:name="P32" style:family="paragraph" style:parent-style-name="Text_20_body">
      <style:paragraph-properties fo:margin-top="0in" fo:margin-bottom="0in" loext:contextual-spacing="false"/>
      <style:text-properties fo:font-size="8pt" officeooo:rsid="008f3ff1" officeooo:paragraph-rsid="008f3ff1" style:font-size-asian="7pt" style:font-size-complex="8pt"/>
    </style:style>
    <style:style style:name="P33" style:family="paragraph" style:parent-style-name="Text_20_body" style:list-style-name="L2">
      <style:paragraph-properties fo:margin-top="0in" fo:margin-bottom="0in" loext:contextual-spacing="false"/>
      <style:text-properties fo:font-size="8pt" officeooo:rsid="0049b26b" officeooo:paragraph-rsid="0091eff3" style:font-size-asian="7pt" style:font-size-complex="8pt"/>
    </style:style>
    <style:style style:name="P34" style:family="paragraph" style:parent-style-name="Text_20_body">
      <style:paragraph-properties fo:margin-top="0in" fo:margin-bottom="0in" loext:contextual-spacing="false"/>
      <style:text-properties fo:font-size="8pt" officeooo:rsid="0072d58e" officeooo:paragraph-rsid="00c16999" style:font-size-asian="7pt" style:font-size-complex="8pt"/>
    </style:style>
    <style:style style:name="P35" style:family="paragraph" style:parent-style-name="Text_20_body" style:list-style-name="L3">
      <style:paragraph-properties fo:margin-top="0in" fo:margin-bottom="0in" loext:contextual-spacing="false"/>
      <style:text-properties fo:font-size="8pt" officeooo:rsid="00821823" officeooo:paragraph-rsid="0084f9f1" style:font-size-asian="7pt" style:font-size-complex="8pt"/>
    </style:style>
    <style:style style:name="P36" style:family="paragraph" style:parent-style-name="Text_20_body" style:list-style-name="L3">
      <style:paragraph-properties fo:margin-top="0in" fo:margin-bottom="0in" loext:contextual-spacing="false"/>
      <style:text-properties fo:font-size="8pt" officeooo:rsid="00821823" officeooo:paragraph-rsid="00821823" style:font-size-asian="7pt" style:font-size-complex="8pt"/>
    </style:style>
    <style:style style:name="P37" style:family="paragraph" style:parent-style-name="Text_20_body">
      <style:paragraph-properties fo:margin-top="0in" fo:margin-bottom="0in" loext:contextual-spacing="false"/>
      <style:text-properties fo:font-size="8pt" officeooo:rsid="00821823" officeooo:paragraph-rsid="0084f9f1" style:font-size-asian="7pt" style:font-size-complex="8pt"/>
    </style:style>
    <style:style style:name="P38" style:family="paragraph" style:parent-style-name="Text_20_body" style:list-style-name="L4">
      <style:paragraph-properties fo:margin-top="0in" fo:margin-bottom="0in" loext:contextual-spacing="false"/>
      <style:text-properties fo:font-size="8pt" officeooo:rsid="0084f9f1" officeooo:paragraph-rsid="0084f9f1" style:font-size-asian="7pt" style:font-size-complex="8pt"/>
    </style:style>
    <style:style style:name="P39" style:family="paragraph" style:parent-style-name="Text_20_body">
      <style:paragraph-properties fo:margin-top="0in" fo:margin-bottom="0in" loext:contextual-spacing="false"/>
      <style:text-properties fo:font-size="8pt" officeooo:rsid="0084f9f1" officeooo:paragraph-rsid="0084f9f1" style:font-size-asian="7pt" style:font-size-complex="8pt"/>
    </style:style>
    <style:style style:name="P40" style:family="paragraph" style:parent-style-name="Text_20_body" style:list-style-name="L5">
      <style:paragraph-properties fo:margin-top="0in" fo:margin-bottom="0in" loext:contextual-spacing="false"/>
      <style:text-properties fo:font-size="8pt" officeooo:rsid="00890547" officeooo:paragraph-rsid="00890547" style:font-size-asian="7pt" style:font-size-complex="8pt"/>
    </style:style>
    <style:style style:name="P41" style:family="paragraph" style:parent-style-name="Text_20_body">
      <style:paragraph-properties fo:margin-top="0in" fo:margin-bottom="0in" loext:contextual-spacing="false"/>
      <style:text-properties fo:font-size="8pt" officeooo:rsid="00b73e89" officeooo:paragraph-rsid="00bf9ed1" style:font-size-asian="7pt" style:font-size-complex="8pt"/>
    </style:style>
    <style:style style:name="P42" style:family="paragraph" style:parent-style-name="Text_20_body">
      <style:paragraph-properties fo:margin-top="0in" fo:margin-bottom="0in" loext:contextual-spacing="false"/>
      <style:text-properties fo:font-size="8pt" officeooo:rsid="00c2b52a" officeooo:paragraph-rsid="00c2b52a" style:font-size-asian="7pt" style:font-size-complex="8pt"/>
    </style:style>
    <style:style style:name="P43" style:family="paragraph" style:parent-style-name="Text_20_body">
      <style:paragraph-properties fo:margin-top="0in" fo:margin-bottom="0in" loext:contextual-spacing="false"/>
      <style:text-properties fo:font-size="8pt" officeooo:rsid="00d0d16e" officeooo:paragraph-rsid="00d9ef40" style:font-size-asian="7pt" style:font-size-complex="8pt"/>
    </style:style>
    <style:style style:name="P44" style:family="paragraph" style:parent-style-name="Text_20_body">
      <style:paragraph-properties fo:margin-top="0in" fo:margin-bottom="0in" loext:contextual-spacing="false"/>
      <style:text-properties fo:font-size="8pt" officeooo:rsid="00ddf598" officeooo:paragraph-rsid="00ddf598" style:font-size-asian="7pt" style:font-size-complex="8pt"/>
    </style:style>
    <style:style style:name="P45" style:family="paragraph" style:parent-style-name="Text_20_body" style:list-style-name="L9">
      <style:paragraph-properties fo:margin-top="0in" fo:margin-bottom="0in" loext:contextual-spacing="false"/>
      <style:text-properties fo:font-size="8pt" officeooo:rsid="00ddf598" officeooo:paragraph-rsid="00ddf598" style:font-size-asian="7pt" style:font-size-complex="8pt"/>
    </style:style>
    <style:style style:name="P46" style:family="paragraph" style:parent-style-name="Text_20_body" style:list-style-name="L9">
      <style:paragraph-properties fo:margin-top="0in" fo:margin-bottom="0in" loext:contextual-spacing="false"/>
      <style:text-properties fo:font-size="8pt" officeooo:rsid="00ddf598" officeooo:paragraph-rsid="00e651bd" style:font-size-asian="7pt" style:font-size-complex="8pt"/>
    </style:style>
    <style:style style:name="P47" style:family="paragraph" style:parent-style-name="Text_20_body" style:list-style-name="L9">
      <style:paragraph-properties fo:margin-top="0in" fo:margin-bottom="0in" loext:contextual-spacing="false"/>
      <style:text-properties fo:font-size="8pt" officeooo:rsid="00ddf598" officeooo:paragraph-rsid="00e84c5a" style:font-size-asian="7pt" style:font-size-complex="8pt"/>
    </style:style>
    <style:style style:name="P48" style:family="paragraph" style:parent-style-name="Text_20_body">
      <style:paragraph-properties fo:margin-top="0in" fo:margin-bottom="0in" loext:contextual-spacing="false"/>
      <style:text-properties fo:font-size="8pt" officeooo:rsid="00ddf598" officeooo:paragraph-rsid="00e651bd" style:font-size-asian="7pt" style:font-size-complex="8pt"/>
    </style:style>
    <style:style style:name="P49" style:family="paragraph" style:parent-style-name="Text_20_body">
      <style:paragraph-properties fo:margin-top="0in" fo:margin-bottom="0in" loext:contextual-spacing="false"/>
      <style:text-properties fo:font-size="8pt" officeooo:rsid="00ddf598" officeooo:paragraph-rsid="00e84c5a" style:font-size-asian="7pt" style:font-size-complex="8pt"/>
    </style:style>
    <style:style style:name="P50" style:family="paragraph" style:parent-style-name="Text_20_body">
      <style:paragraph-properties fo:margin-top="0in" fo:margin-bottom="0in" loext:contextual-spacing="false"/>
      <style:text-properties fo:font-size="8pt" officeooo:paragraph-rsid="003b56f5" style:font-size-asian="7pt" style:font-size-complex="8pt"/>
    </style:style>
    <style:style style:name="P51" style:family="paragraph" style:parent-style-name="Text_20_body" style:list-style-name="L9">
      <style:paragraph-properties fo:margin-top="0in" fo:margin-bottom="0in" loext:contextual-spacing="false"/>
      <style:text-properties fo:font-size="8pt" officeooo:paragraph-rsid="00e651bd" style:font-size-asian="7pt" style:font-size-complex="8pt"/>
    </style:style>
    <style:style style:name="P52" style:family="paragraph" style:parent-style-name="Text_20_body" style:list-style-name="L9">
      <style:paragraph-properties fo:margin-top="0in" fo:margin-bottom="0in" loext:contextual-spacing="false"/>
      <style:text-properties fo:font-size="8pt" officeooo:paragraph-rsid="00e84c5a" style:font-size-asian="7pt" style:font-size-complex="8pt"/>
    </style:style>
    <style:style style:name="P53" style:family="paragraph" style:parent-style-name="Text_20_body">
      <style:paragraph-properties fo:margin-top="0in" fo:margin-bottom="0in" loext:contextual-spacing="false"/>
      <style:text-properties fo:font-size="8pt" officeooo:rsid="00e84c5a" officeooo:paragraph-rsid="00e84c5a" style:font-size-asian="7pt" style:font-size-complex="8pt"/>
    </style:style>
    <style:style style:name="P54" style:family="paragraph" style:parent-style-name="Text_20_body" style:list-style-name="L9">
      <style:paragraph-properties fo:margin-top="0in" fo:margin-bottom="0in" loext:contextual-spacing="false"/>
      <style:text-properties fo:font-size="8pt" officeooo:rsid="00e84c5a" officeooo:paragraph-rsid="00e84c5a" style:font-size-asian="7pt" style:font-size-complex="8pt"/>
    </style:style>
    <style:style style:name="P55" style:family="paragraph" style:parent-style-name="Text_20_body">
      <style:paragraph-properties fo:margin-top="0in" fo:margin-bottom="0in" loext:contextual-spacing="false"/>
      <style:text-properties fo:font-size="8pt" officeooo:rsid="00ec4a7e" officeooo:paragraph-rsid="00ec4a7e" style:font-size-asian="7pt" style:font-size-complex="8pt"/>
    </style:style>
    <style:style style:name="P56" style:family="paragraph" style:parent-style-name="Text_20_body">
      <style:paragraph-properties fo:margin-top="0in" fo:margin-bottom="0in" loext:contextual-spacing="false"/>
      <style:text-properties fo:font-size="8pt" officeooo:rsid="00edcb1f" officeooo:paragraph-rsid="00edcb1f" style:font-size-asian="7pt" style:font-size-complex="8pt"/>
    </style:style>
    <style:style style:name="P57" style:family="paragraph" style:parent-style-name="Text_20_body">
      <style:paragraph-properties fo:margin-top="0in" fo:margin-bottom="0in" loext:contextual-spacing="false"/>
      <style:text-properties fo:font-size="8pt" officeooo:rsid="00ee8dad" officeooo:paragraph-rsid="00ee8dad" style:font-size-asian="7pt" style:font-size-complex="8pt"/>
    </style:style>
    <style:style style:name="P58" style:family="paragraph" style:parent-style-name="Text_20_body">
      <style:paragraph-properties fo:margin-top="0in" fo:margin-bottom="0in" loext:contextual-spacing="false"/>
      <style:text-properties fo:font-size="8pt" officeooo:rsid="00f290bb" officeooo:paragraph-rsid="00f290bb" style:font-size-asian="7pt" style:font-size-complex="8pt"/>
    </style:style>
    <style:style style:name="P59" style:family="paragraph" style:parent-style-name="Text_20_body">
      <style:paragraph-properties fo:margin-top="0in" fo:margin-bottom="0in" loext:contextual-spacing="false"/>
      <style:text-properties fo:font-size="8pt" style:font-size-asian="8pt" style:font-size-complex="8pt"/>
    </style:style>
    <style:style style:name="P60" style:family="paragraph" style:parent-style-name="Text_20_body">
      <style:paragraph-properties fo:margin-top="0in" fo:margin-bottom="0in" loext:contextual-spacing="false"/>
      <style:text-properties fo:font-size="8pt" officeooo:paragraph-rsid="003b56f5" style:font-size-asian="8pt" style:font-size-complex="8pt"/>
    </style:style>
    <style:style style:name="P61" style:family="paragraph" style:parent-style-name="Text_20_body">
      <style:paragraph-properties fo:margin-top="0in" fo:margin-bottom="0in" loext:contextual-spacing="false"/>
      <style:text-properties fo:font-size="8pt" officeooo:paragraph-rsid="00c16999" style:font-size-asian="8pt" style:font-size-complex="8pt"/>
    </style:style>
    <style:style style:name="P62" style:family="paragraph" style:parent-style-name="Text_20_body">
      <style:paragraph-properties fo:margin-top="0in" fo:margin-bottom="0in" loext:contextual-spacing="false"/>
      <style:text-properties fo:font-size="8pt" fo:font-style="italic" officeooo:rsid="00d0d16e" officeooo:paragraph-rsid="00d9ef40" style:font-size-asian="7pt" style:font-style-asian="italic" style:font-size-complex="8pt" style:font-style-complex="italic"/>
    </style:style>
    <style:style style:name="P63" style:family="paragraph" style:parent-style-name="Text_20_body" style:list-style-name="L1">
      <style:paragraph-properties fo:margin-top="0in" fo:margin-bottom="0in" loext:contextual-spacing="false"/>
      <style:text-properties officeooo:paragraph-rsid="00936245"/>
    </style:style>
    <style:style style:name="P64" style:family="paragraph" style:parent-style-name="Text_20_body" style:list-style-name="L1">
      <style:paragraph-properties fo:margin-top="0in" fo:margin-bottom="0in" loext:contextual-spacing="false"/>
      <style:text-properties officeooo:paragraph-rsid="009a43a2"/>
    </style:style>
    <style:style style:name="P65" style:family="paragraph" style:parent-style-name="Text_20_body" style:list-style-name="L1">
      <style:paragraph-properties fo:margin-top="0in" fo:margin-bottom="0in" loext:contextual-spacing="false"/>
      <style:text-properties officeooo:paragraph-rsid="0091eff3"/>
    </style:style>
    <style:style style:name="P66" style:family="paragraph" style:parent-style-name="Text_20_body" style:list-style-name="L1">
      <style:paragraph-properties fo:margin-top="0in" fo:margin-bottom="0in" loext:contextual-spacing="false"/>
      <style:text-properties officeooo:paragraph-rsid="0098bf6e"/>
    </style:style>
    <style:style style:name="P67" style:family="paragraph" style:parent-style-name="Text_20_body" style:list-style-name="L1">
      <style:paragraph-properties fo:margin-top="0in" fo:margin-bottom="0in" loext:contextual-spacing="false"/>
      <style:text-properties officeooo:paragraph-rsid="009e77df"/>
    </style:style>
    <style:style style:name="P68" style:family="paragraph" style:parent-style-name="Text_20_body" style:list-style-name="L1">
      <style:paragraph-properties fo:margin-top="0in" fo:margin-bottom="0in" loext:contextual-spacing="false"/>
      <style:text-properties officeooo:paragraph-rsid="008f3ff1"/>
    </style:style>
    <style:style style:name="P69" style:family="paragraph" style:parent-style-name="Text_20_body" style:list-style-name="L1">
      <style:paragraph-properties fo:margin-top="0in" fo:margin-bottom="0in" loext:contextual-spacing="false"/>
      <style:text-properties officeooo:rsid="0098bf6e" officeooo:paragraph-rsid="0098bf6e"/>
    </style:style>
    <style:style style:name="P70" style:family="paragraph" style:parent-style-name="Text_20_body" style:list-style-name="L3">
      <style:paragraph-properties fo:margin-top="0in" fo:margin-bottom="0in" loext:contextual-spacing="false"/>
      <style:text-properties officeooo:paragraph-rsid="0084f9f1"/>
    </style:style>
    <style:style style:name="P71" style:family="paragraph" style:parent-style-name="Text_20_body" style:list-style-name="L3">
      <style:paragraph-properties fo:margin-top="0in" fo:margin-bottom="0in" loext:contextual-spacing="false"/>
      <style:text-properties officeooo:rsid="008bef4b" officeooo:paragraph-rsid="008bef4b"/>
    </style:style>
    <style:style style:name="P72" style:family="paragraph" style:parent-style-name="Text_20_body" style:list-style-name="L4">
      <style:paragraph-properties fo:margin-top="0in" fo:margin-bottom="0in" loext:contextual-spacing="false"/>
      <style:text-properties officeooo:paragraph-rsid="008634a2"/>
    </style:style>
    <style:style style:name="P73" style:family="paragraph" style:parent-style-name="Text_20_body" style:list-style-name="L4">
      <style:paragraph-properties fo:margin-top="0in" fo:margin-bottom="0in" loext:contextual-spacing="false"/>
      <style:text-properties officeooo:rsid="008634a2" officeooo:paragraph-rsid="008634a2"/>
    </style:style>
    <style:style style:name="P74" style:family="paragraph" style:parent-style-name="Text_20_body" style:list-style-name="L7">
      <style:paragraph-properties fo:margin-top="0in" fo:margin-bottom="0in" loext:contextual-spacing="false"/>
    </style:style>
    <style:style style:name="P75" style:family="paragraph" style:parent-style-name="Text_20_body">
      <style:paragraph-properties fo:margin-top="0in" fo:margin-bottom="0in" loext:contextual-spacing="false"/>
      <style:text-properties officeooo:rsid="0049b26b" officeooo:paragraph-rsid="0049b26b"/>
    </style:style>
    <style:style style:name="P76" style:family="paragraph" style:parent-style-name="Text_20_body">
      <style:paragraph-properties fo:margin-top="0in" fo:margin-bottom="0in" loext:contextual-spacing="false"/>
      <style:text-properties officeooo:paragraph-rsid="0072d58e"/>
    </style:style>
    <style:style style:name="P77" style:family="paragraph" style:parent-style-name="Text_20_body">
      <style:paragraph-properties fo:margin-top="0in" fo:margin-bottom="0in" loext:contextual-spacing="false"/>
      <style:text-properties fo:font-size="12pt" officeooo:paragraph-rsid="0072d58e" style:font-size-asian="12pt" style:font-size-complex="12pt"/>
    </style:style>
    <style:style style:name="P78" style:family="paragraph" style:parent-style-name="Text_20_body">
      <style:paragraph-properties fo:margin-top="0in" fo:margin-bottom="0in" loext:contextual-spacing="false"/>
      <style:text-properties fo:font-size="12pt" officeooo:rsid="00c16999" officeooo:paragraph-rsid="00c16999" style:font-size-asian="12pt" style:font-size-complex="12pt"/>
    </style:style>
    <style:style style:name="P79" style:family="paragraph" style:parent-style-name="Text_20_body">
      <style:paragraph-properties fo:margin-top="0in" fo:margin-bottom="0in" loext:contextual-spacing="false"/>
      <style:text-properties fo:font-size="12pt" officeooo:rsid="00c881b5" officeooo:paragraph-rsid="00c881b5" style:font-size-asian="12pt" style:font-size-complex="12pt"/>
    </style:style>
    <style:style style:name="P80" style:family="paragraph" style:parent-style-name="Text_20_body">
      <style:paragraph-properties fo:margin-top="0in" fo:margin-bottom="0in" loext:contextual-spacing="false"/>
      <style:text-properties officeooo:paragraph-rsid="006cea02"/>
    </style:style>
    <style:style style:name="P81" style:family="paragraph" style:parent-style-name="Text_20_body">
      <style:paragraph-properties fo:margin-top="0in" fo:margin-bottom="0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82" style:family="paragraph" style:parent-style-name="Text_20_body">
      <style:paragraph-properties fo:margin-top="0in" fo:margin-bottom="0in" loext:contextual-spacing="false"/>
      <style:text-properties officeooo:paragraph-rsid="00dda450"/>
    </style:style>
    <style:style style:name="P83" style:family="paragraph" style:parent-style-name="Text_20_body">
      <style:paragraph-properties fo:margin-top="0in" fo:margin-bottom="0in" loext:contextual-spacing="false"/>
      <style:text-properties officeooo:rsid="00dda450" officeooo:paragraph-rsid="00dda450"/>
    </style:style>
    <style:style style:name="P84" style:family="paragraph" style:parent-style-name="Text_20_body">
      <style:paragraph-properties fo:margin-top="0in" fo:margin-bottom="0in" loext:contextual-spacing="false"/>
      <style:text-properties officeooo:rsid="00ddf598" officeooo:paragraph-rsid="00ddf598"/>
    </style:style>
    <style:style style:name="P85" style:family="paragraph" style:parent-style-name="Text_20_body" style:list-style-name="L9">
      <style:paragraph-properties fo:margin-top="0in" fo:margin-bottom="0in" loext:contextual-spacing="false"/>
      <style:text-properties officeooo:paragraph-rsid="00ddf598"/>
    </style:style>
    <style:style style:name="P86" style:family="paragraph" style:parent-style-name="Text_20_body">
      <style:paragraph-properties fo:margin-top="0in" fo:margin-bottom="0in" loext:contextual-spacing="false"/>
      <style:text-properties officeooo:rsid="00e42201" officeooo:paragraph-rsid="00e42201"/>
    </style:style>
    <style:style style:name="P87" style:family="paragraph" style:parent-style-name="Text_20_body">
      <style:paragraph-properties fo:margin-top="0in" fo:margin-bottom="0in" loext:contextual-spacing="false"/>
      <style:text-properties officeooo:rsid="00e84c5a" officeooo:paragraph-rsid="00e84c5a"/>
    </style:style>
    <style:style style:name="P88" style:family="paragraph" style:parent-style-name="Text_20_body">
      <style:paragraph-properties fo:margin-top="0in" fo:margin-bottom="0in" loext:contextual-spacing="false"/>
      <style:text-properties officeooo:paragraph-rsid="00ef7d92"/>
    </style:style>
    <style:style style:name="P89" style:family="paragraph" style:parent-style-name="Text_20_body">
      <style:paragraph-properties fo:margin-top="0in" fo:margin-bottom="0in" loext:contextual-spacing="false"/>
      <style:text-properties officeooo:paragraph-rsid="00f290bb"/>
    </style:style>
    <style:style style:name="P90" style:family="paragraph" style:parent-style-name="Text_20_body">
      <style:paragraph-properties fo:margin-top="0in" fo:margin-bottom="0in" loext:contextual-spacing="false"/>
      <style:text-properties officeooo:paragraph-rsid="00fc6a0d"/>
    </style:style>
    <style:style style:name="P91" style:family="paragraph" style:parent-style-name="Text_20_body">
      <style:text-properties officeooo:paragraph-rsid="00dda450"/>
    </style:style>
    <style:style style:name="P92" style:family="paragraph" style:parent-style-name="Text_20_body">
      <style:text-properties fo:font-size="14pt" fo:font-weight="bold" officeooo:paragraph-rsid="00dda450" style:font-size-asian="14pt" style:font-weight-asian="bold" style:font-size-complex="14pt" style:font-weight-complex="bold"/>
    </style:style>
    <style:style style:name="P93" style:family="paragraph" style:parent-style-name="Text_20_body">
      <style:text-properties fo:font-size="8pt" officeooo:rsid="00e651bd" officeooo:paragraph-rsid="00e84c5a" style:font-size-asian="7pt" style:font-size-complex="8pt"/>
    </style:style>
    <style:style style:name="P94" style:family="paragraph" style:parent-style-name="Text_20_body">
      <style:text-properties fo:font-size="8pt" officeooo:rsid="00e84c5a" officeooo:paragraph-rsid="00e84c5a" style:font-size-asian="7pt" style:font-size-complex="8pt"/>
    </style:style>
    <style:style style:name="P95" style:family="paragraph" style:parent-style-name="Text_20_body">
      <style:text-properties fo:font-size="8pt" style:font-size-asian="8pt" style:font-size-complex="8pt"/>
    </style:style>
    <style:style style:name="P96" style:family="paragraph" style:parent-style-name="Text_20_body">
      <style:text-properties officeooo:paragraph-rsid="00e42201"/>
    </style:style>
    <style:style style:name="P97" style:family="paragraph" style:parent-style-name="Text_20_body">
      <style:text-properties fo:font-weight="normal" officeooo:paragraph-rsid="00f42528" style:font-weight-asian="normal" style:font-weight-complex="normal"/>
    </style:style>
    <style:style style:name="P98" style:family="paragraph" style:parent-style-name="Text_20_body">
      <style:text-properties fo:color="#c9211e" fo:font-size="8pt" officeooo:rsid="00fe29ff" officeooo:paragraph-rsid="00fe29ff" style:font-size-asian="7pt" style:font-size-complex="8pt"/>
    </style:style>
    <style:style style:name="P99" style:family="paragraph" style:parent-style-name="Text_20_body">
      <style:text-properties fo:color="#c9211e" fo:font-size="8pt" officeooo:rsid="00fec431" officeooo:paragraph-rsid="00fec431" style:font-size-asian="7pt" style:font-size-complex="8pt"/>
    </style:style>
    <style:style style:name="P100" style:family="paragraph" style:parent-style-name="Text_20_body">
      <style:text-properties fo:color="#c9211e" fo:font-size="8pt" officeooo:rsid="010013a8" officeooo:paragraph-rsid="010013a8" style:font-size-asian="7pt" style:font-size-complex="8pt"/>
    </style:style>
    <style:style style:name="P101" style:family="paragraph" style:parent-style-name="Text_20_body">
      <style:text-properties officeooo:paragraph-rsid="00fe29ff"/>
    </style:style>
    <style:style style:name="T1" style:family="text">
      <style:text-properties officeooo:rsid="0017453e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8pt" style:font-size-asian="7pt" style:font-size-complex="8pt"/>
    </style:style>
    <style:style style:name="T4" style:family="text">
      <style:text-properties fo:font-size="8pt" officeooo:rsid="0047d8af" style:font-size-asian="7pt" style:font-size-complex="8pt"/>
    </style:style>
    <style:style style:name="T5" style:family="text">
      <style:text-properties fo:font-size="8pt" officeooo:rsid="0048e5a0" style:font-size-asian="7pt" style:font-size-complex="8pt"/>
    </style:style>
    <style:style style:name="T6" style:family="text">
      <style:text-properties fo:font-size="8pt" officeooo:rsid="00494160" style:font-size-asian="7pt" style:font-size-complex="8pt"/>
    </style:style>
    <style:style style:name="T7" style:family="text">
      <style:text-properties fo:font-size="8pt" officeooo:rsid="0049b26b" style:font-size-asian="7pt" style:font-size-complex="8pt"/>
    </style:style>
    <style:style style:name="T8" style:family="text">
      <style:text-properties fo:font-size="8pt" officeooo:rsid="004f4905" style:font-size-asian="7pt" style:font-size-complex="8pt"/>
    </style:style>
    <style:style style:name="T9" style:family="text">
      <style:text-properties fo:font-size="8pt" officeooo:rsid="004fc68b" style:font-size-asian="7pt" style:font-size-complex="8pt"/>
    </style:style>
    <style:style style:name="T10" style:family="text">
      <style:text-properties fo:font-size="8pt" officeooo:rsid="0052a24e" style:font-size-asian="7pt" style:font-size-complex="8pt"/>
    </style:style>
    <style:style style:name="T11" style:family="text">
      <style:text-properties fo:font-size="8pt" officeooo:rsid="00564833" style:font-size-asian="7pt" style:font-size-complex="8pt"/>
    </style:style>
    <style:style style:name="T12" style:family="text">
      <style:text-properties fo:font-size="8pt" officeooo:rsid="00682296" style:font-size-asian="7pt" style:font-size-complex="8pt"/>
    </style:style>
    <style:style style:name="T13" style:family="text">
      <style:text-properties fo:font-size="8pt" officeooo:rsid="0068d17c" style:font-size-asian="7pt" style:font-size-complex="8pt"/>
    </style:style>
    <style:style style:name="T14" style:family="text">
      <style:text-properties fo:font-size="8pt" officeooo:rsid="006b8796" style:font-size-asian="7pt" style:font-size-complex="8pt"/>
    </style:style>
    <style:style style:name="T15" style:family="text">
      <style:text-properties fo:font-size="8pt" officeooo:rsid="006993cf" style:font-size-asian="7pt" style:font-size-complex="8pt"/>
    </style:style>
    <style:style style:name="T16" style:family="text">
      <style:text-properties fo:font-size="8pt" officeooo:rsid="006cea02" style:font-size-asian="7pt" style:font-size-complex="8pt"/>
    </style:style>
    <style:style style:name="T17" style:family="text">
      <style:text-properties fo:font-size="8pt" officeooo:rsid="0072d58e" style:font-size-asian="7pt" style:font-size-complex="8pt"/>
    </style:style>
    <style:style style:name="T18" style:family="text">
      <style:text-properties fo:font-size="8pt" officeooo:rsid="00821823" style:font-size-asian="7pt" style:font-size-complex="8pt"/>
    </style:style>
    <style:style style:name="T19" style:family="text">
      <style:text-properties fo:font-size="8pt" officeooo:rsid="0084f9f1" style:font-size-asian="7pt" style:font-size-complex="8pt"/>
    </style:style>
    <style:style style:name="T20" style:family="text">
      <style:text-properties fo:font-size="8pt" officeooo:rsid="008634a2" style:font-size-asian="7pt" style:font-size-complex="8pt"/>
    </style:style>
    <style:style style:name="T21" style:family="text">
      <style:text-properties fo:font-size="8pt" officeooo:rsid="0089f417" style:font-size-asian="7pt" style:font-size-complex="8pt"/>
    </style:style>
    <style:style style:name="T22" style:family="text">
      <style:text-properties fo:font-size="8pt" officeooo:rsid="008bef4b" style:font-size-asian="7pt" style:font-size-complex="8pt"/>
    </style:style>
    <style:style style:name="T23" style:family="text">
      <style:text-properties fo:font-size="8pt" officeooo:rsid="008f223e" style:font-size-asian="7pt" style:font-size-complex="8pt"/>
    </style:style>
    <style:style style:name="T24" style:family="text">
      <style:text-properties fo:font-size="8pt" officeooo:rsid="008f3ff1" style:font-size-asian="7pt" style:font-size-complex="8pt"/>
    </style:style>
    <style:style style:name="T25" style:family="text">
      <style:text-properties fo:font-size="8pt" officeooo:rsid="00901c73" style:font-size-asian="7pt" style:font-size-complex="8pt"/>
    </style:style>
    <style:style style:name="T26" style:family="text">
      <style:text-properties fo:font-size="8pt" officeooo:rsid="0091baef" style:font-size-asian="7pt" style:font-size-complex="8pt"/>
    </style:style>
    <style:style style:name="T27" style:family="text">
      <style:text-properties fo:font-size="8pt" officeooo:rsid="0091eff3" style:font-size-asian="7pt" style:font-size-complex="8pt"/>
    </style:style>
    <style:style style:name="T28" style:family="text">
      <style:text-properties fo:font-size="8pt" officeooo:rsid="00936245" style:font-size-asian="7pt" style:font-size-complex="8pt"/>
    </style:style>
    <style:style style:name="T29" style:family="text">
      <style:text-properties fo:font-size="8pt" officeooo:rsid="00982283" style:font-size-asian="7pt" style:font-size-complex="8pt"/>
    </style:style>
    <style:style style:name="T30" style:family="text">
      <style:text-properties fo:font-size="8pt" officeooo:rsid="009d2472" style:font-size-asian="7pt" style:font-size-complex="8pt"/>
    </style:style>
    <style:style style:name="T31" style:family="text">
      <style:text-properties fo:font-size="8pt" officeooo:rsid="009e77df" style:font-size-asian="7pt" style:font-size-complex="8pt"/>
    </style:style>
    <style:style style:name="T32" style:family="text">
      <style:text-properties fo:font-size="8pt" officeooo:rsid="00a21b90" style:font-size-asian="7pt" style:font-size-complex="8pt"/>
    </style:style>
    <style:style style:name="T33" style:family="text">
      <style:text-properties fo:font-size="8pt" officeooo:rsid="00aafc20" style:font-size-asian="7pt" style:font-size-complex="8pt"/>
    </style:style>
    <style:style style:name="T34" style:family="text">
      <style:text-properties fo:font-size="8pt" officeooo:rsid="00c881b5" style:font-size-asian="7pt" style:font-size-complex="8pt"/>
    </style:style>
    <style:style style:name="T35" style:family="text">
      <style:text-properties fo:font-size="8pt" officeooo:rsid="00dda450" style:font-size-asian="7pt" style:font-size-complex="8pt"/>
    </style:style>
    <style:style style:name="T36" style:family="text">
      <style:text-properties fo:font-size="8pt" officeooo:rsid="00ddf598" style:font-size-asian="7pt" style:font-size-complex="8pt"/>
    </style:style>
    <style:style style:name="T37" style:family="text">
      <style:text-properties fo:font-size="8pt" officeooo:rsid="00def6c7" style:font-size-asian="7pt" style:font-size-complex="8pt"/>
    </style:style>
    <style:style style:name="T38" style:family="text">
      <style:text-properties fo:font-size="8pt" officeooo:rsid="00e651bd" style:font-size-asian="7pt" style:font-size-complex="8pt"/>
    </style:style>
    <style:style style:name="T39" style:family="text">
      <style:text-properties fo:font-size="8pt" officeooo:rsid="00f290bb" style:font-size-asian="7pt" style:font-size-complex="8pt"/>
    </style:style>
    <style:style style:name="T40" style:family="text">
      <style:text-properties fo:font-size="8pt" officeooo:rsid="00f735e8" style:font-size-asian="7pt" style:font-size-complex="8pt"/>
    </style:style>
    <style:style style:name="T41" style:family="text">
      <style:text-properties fo:font-size="8pt" officeooo:rsid="00f88619" style:font-size-asian="7pt" style:font-size-complex="8pt"/>
    </style:style>
    <style:style style:name="T42" style:family="text">
      <style:text-properties fo:font-size="8pt" officeooo:rsid="00fa7e83" style:font-size-asian="7pt" style:font-size-complex="8pt"/>
    </style:style>
    <style:style style:name="T43" style:family="text">
      <style:text-properties fo:font-size="8pt" officeooo:rsid="00fe29ff" style:font-size-asian="7pt" style:font-size-complex="8pt"/>
    </style:style>
    <style:style style:name="T44" style:family="text">
      <style:text-properties fo:font-size="8pt" officeooo:rsid="00e42201" style:font-size-asian="7pt" style:font-size-complex="8pt"/>
    </style:style>
    <style:style style:name="T45" style:family="text">
      <style:text-properties fo:font-size="8pt" officeooo:rsid="001ae501" style:font-size-asian="8pt" style:font-size-complex="8pt"/>
    </style:style>
    <style:style style:name="T46" style:family="text">
      <style:text-properties fo:font-size="8pt" officeooo:rsid="00c16999" style:font-size-asian="8pt" style:font-size-complex="8pt"/>
    </style:style>
    <style:style style:name="T47" style:family="text">
      <style:text-properties fo:font-size="8pt" officeooo:rsid="00fc6a0d" style:font-size-asian="8pt" style:font-size-complex="8pt"/>
    </style:style>
    <style:style style:name="T48" style:family="text">
      <style:text-properties officeooo:rsid="0074d55f"/>
    </style:style>
    <style:style style:name="T49" style:family="text">
      <style:text-properties officeooo:rsid="007d92be"/>
    </style:style>
    <style:style style:name="T50" style:family="text">
      <style:text-properties officeooo:rsid="00821823"/>
    </style:style>
    <style:style style:name="T51" style:family="text">
      <style:text-properties officeooo:rsid="0084f9f1"/>
    </style:style>
    <style:style style:name="T52" style:family="text">
      <style:text-properties officeooo:rsid="008872ef"/>
    </style:style>
    <style:style style:name="T53" style:family="text">
      <style:text-properties officeooo:rsid="00890547"/>
    </style:style>
    <style:style style:name="T54" style:family="text">
      <style:text-properties officeooo:rsid="0089f417"/>
    </style:style>
    <style:style style:name="T55" style:family="text">
      <style:text-properties officeooo:rsid="0091eff3"/>
    </style:style>
    <style:style style:name="T56" style:family="text">
      <style:text-properties officeooo:rsid="00a21b90"/>
    </style:style>
    <style:style style:name="T57" style:family="text">
      <style:text-properties officeooo:rsid="008bef4b"/>
    </style:style>
    <style:style style:name="T58" style:family="text">
      <style:text-properties officeooo:rsid="00d2b255"/>
    </style:style>
    <style:style style:name="T59" style:family="text">
      <style:text-properties officeooo:rsid="006cea02"/>
    </style:style>
    <style:style style:name="T60" style:family="text">
      <style:text-properties officeooo:rsid="00dda450"/>
    </style:style>
    <style:style style:name="T61" style:family="text">
      <style:text-properties officeooo:rsid="00ddf598"/>
    </style:style>
    <style:style style:name="T62" style:family="text">
      <style:text-properties officeooo:rsid="00def6c7"/>
    </style:style>
    <style:style style:name="T63" style:family="text">
      <style:text-properties officeooo:rsid="00e42201"/>
    </style:style>
    <style:style style:name="T64" style:family="text">
      <style:text-properties officeooo:rsid="00e651bd"/>
    </style:style>
    <style:style style:name="T65" style:family="text">
      <style:text-properties officeooo:rsid="00e84c5a"/>
    </style:style>
    <style:style style:name="T66" style:family="text">
      <style:text-properties officeooo:rsid="00f88619"/>
    </style:style>
    <style:style style:name="T67" style:family="text">
      <style:text-properties officeooo:rsid="00feed50"/>
    </style:style>
    <style:style style:name="T68" style:family="text">
      <style:text-properties officeooo:rsid="010db9d6"/>
    </style:style>
    <style:style style:name="T69" style:family="text">
      <style:text-properties officeooo:rsid="010e68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<text:bookmark text:name="firstHeading"/>Спецификация требований к проектируемому ПО</text:h>
      <text:h text:style-name="P25" text:outline-level="2"><text:bookmark text:name="Пример_организации_структуры_SRS_на_основе_стандарта_ISO/IEC/IEEE_29148:2011[1]"/>ISO/IEC/IEEE 29148:2011</text:h>
      <text:p text:style-name="P3"><text:a xlink:type="simple" xlink:href="https://ru.wikipedia.org/wiki/Спецификация_требований_программного_обеспечения" text:style-name="Internet_20_link" text:visited-style-name="Visited_20_Internet_20_Link">https://ru.wikipedia.org/wiki/%D0%A1%D0%BF%D0%B5%D1%86%D0%B8%D1%84%D0%B8%D0%BA%D0%B0%D1%86%D0%B8%D1%8F_%D1%82%D1%80%D0%B5%D0%B1%D0%BE%D0%B2%D0%B0%D0%BD%D0%B8%D0%B9_%D0%BF%D1%80%D0%BE%D0%B3%D1%80%D0%B0%D0%BC%D0%BC%D0%BD%D0%BE%D0%B3%D0%BE_%D0%BE%D0%B1%D0%B5%D1%81%D0%BF%D0%B5%D1%87%D0%B5%D0%BD%D0%B8%D1%8F</text:a></text:p>
      <text:p text:style-name="P2"/>
      <text:p text:style-name="P1"><text:span text:style-name="T1">Разработать систему управления API (</text:span><text:span text:style-name="Emphasis">API Management</text:span><text:span text:style-name="T1">) </text:span></text:p>
      <text:p text:style-name="P1"/>
      <text:p text:style-name="P4"><text:span text:style-name="T2">Введение</text:span> </text:p>
      <text:p text:style-name="P4"/>
      <text:p text:style-name="P4">Цели </text:p>
      <text:p text:style-name="P29"><text:s/></text:p>
      <text:p text:style-name="P62"><text:span text:style-name="T59">Р</text:span>азработать MVP системы<text:span text:style-name="T58">.</text:span></text:p>
      <text:p text:style-name="P43"/>
      <text:p text:style-name="P80"><text:span text:style-name="T14">Разработать систему для унифицированной, единообразной публикации REST </text:span><text:span text:style-name="T15">сервисов </text:span><text:span text:style-name="T14">описанных при помощи спецификации OpenAPI</text:span><text:span text:style-name="T15"> </text:span><text:span text:style-name="T14">с целью предоставления возможности поиска и вызова данных сервисов потребител</text:span><text:span text:style-name="T16">ями, а так же с целью унифицированного контроля, управления и монетизации данных взаимодействий владельцем системы.</text:span></text:p>
      <text:p text:style-name="P8"/>
      <text:p text:style-name="P4">Соглашения о терминах <text:span text:style-name="T56">(Предметная область)</text:span></text:p>
      <text:p text:style-name="P27"/>
      <text:p text:style-name="P41">см. документ определеяющий предметную область Domain_draft_1.odt </text:p>
      <text:p text:style-name="P75"/>
      <text:p text:style-name="P4">Предполагаемая аудитория и последовательность восприятия </text:p>
      <text:p text:style-name="P9"/>
      <text:p text:style-name="P17"><text:span text:style-name="T13">Крупные организации у которых есть потребности </text:span><text:span text:style-name="T16">в </text:span><text:span text:style-name="T13">унификации </text:span><text:span text:style-name="T16">публикации, управления </text:span><text:span text:style-name="T13">и контрол</text:span><text:span text:style-name="T16">я</text:span><text:span text:style-name="T13"> большого количества взаимодействий внешних и внутренних потребителей API с внутренними и внешними по</text:span><text:span text:style-name="T33">c</text:span><text:span text:style-name="T13">тавщиками API.</text:span></text:p>
      <text:p text:style-name="P9"/>
      <text:p text:style-name="P4">Масштаб проекта </text:p>
      <text:p text:style-name="P16">Система должна помочь крупным организациям улучшить клиентский опыт потребителей их сервисов, <text:span text:style-name="T48">а так же сократить расходы и время на публикацию внутренних сервисов для поставщиков, упростить и улучшить вн</text:span><text:span text:style-name="T49">у</text:span><text:span text:style-name="T48">тренний контроль за данными взаимодействиями. Так же, если организация имеет какое-то подобие экосистемы, то, в принципе, разрабатываемая система становится местом где любые участники экосистемы могут разместить свои сервисы, а другие найти их и воспользоваться. </text:span></text:p>
      <text:p text:style-name="P15"/>
      <text:p text:style-name="Text_20_body">Ссылки на источники</text:p>
      <text:p text:style-name="P22">-</text:p>
      <text:p text:style-name="Text_20_body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Общее описание </text:p>
      <text:p text:style-name="P5"/>
      <text:p text:style-name="P4">Видение продукта </text:p>
      <text:p text:style-name="P4"/>
      <text:p text:style-name="P12">Предполагается что система будет под лицензией Apache 2.0</text:p>
      <text:p text:style-name="P30">??? <text:s/></text:p>
      <text:p text:style-name="P4"/>
      <text:p text:style-name="P6">Функциональность продукта</text:p>
      <text:p text:style-name="P6"/>
      <text:p text:style-name="P18"><text:span text:style-name="T23">Система</text:span><text:span text:style-name="T5"> </text:span><text:span text:style-name="T25">предоставляет</text:span><text:span text:style-name="T23"> возможность </text:span><text:span text:style-name="T26">потавщикам API</text:span><text:span text:style-name="T4"> публик</text:span><text:span text:style-name="T26">овать</text:span><text:span text:style-name="T4"> программны</text:span><text:span text:style-name="T26">е</text:span><text:span text:style-name="T4"> интерфейс</text:span><text:span text:style-name="T26">ы</text:span><text:span text:style-name="T5"> </text:span><text:span text:style-name="T23">REST</text:span><text:span text:style-name="T4"> приложений </text:span><text:span text:style-name="T5">и сервисов </text:span><text:span text:style-name="T25">в </text:span><text:span text:style-name="T23">виде OpenAPI спецификации с последующим размещением </text:span><text:span text:style-name="T24">API </text:span><text:span text:style-name="T23">в среде выполения (шлюзы API) и</text:span><text:span text:style-name="T5"> инкапсуляци</text:span><text:span text:style-name="T23">ей</text:span><text:span text:style-name="T8"> </text:span><text:span text:style-name="T5">сервисов </text:span><text:span text:style-name="T26">поставщиков</text:span><text:span text:style-name="T5"> </text:span><text:span text:style-name="T24">за этой средой</text:span><text:span text:style-name="T4">.</text:span></text:p>
      <text:p text:style-name="P19"><text:span text:style-name="T4">С</text:span><text:span text:style-name="T3">истема предоставляет возможность потребителям API создавать приложения, осуществять поиск среди опубликованных API, подписывать приложения на тарифные планы </text:span><text:span text:style-name="T27">API</text:span><text:span text:style-name="T3">, </text:span><text:span text:style-name="T27">получать Api-Key или Access Token, </text:span><text:span text:style-name="T3">осуществлять вызовы </text:span><text:span text:style-name="T27">API.</text:span></text:p>
      <text:p text:style-name="P20"><text:span text:style-name="T27">Система предоставляет возможность владельцам и сопровождению</text:span><text:span text:style-name="T3"> </text:span><text:span text:style-name="T27">контролировать взаимодействие между приложениями и сервисами, наследуюя все возможности потребителей и поставщиков, а так же имея дополнительные возможности по просмотру логов событий и аудита, просмотру статистики вызовов и метрик среды выполнения. </text:span></text:p>
      <text:p text:style-name="P31"/>
      <text:p text:style-name="P32"/>
      <text:p text:style-name="P21"><text:span text:style-name="T24">С</text:span><text:span text:style-name="T3">ледующие пункты подробно расписаны в блоках “Функциональность системы”.</text:span></text:p>
      <text:p text:style-name="P18"><text:span text:style-name="T25">Система реализует</text:span><text:span text:style-name="T6"> </text:span><text:span text:style-name="T25">следующие </text:span><text:span text:style-name="T6">функции,</text:span><text:span text:style-name="T25"> механизмы </text:span><text:span text:style-name="T27">и инструменты </text:span><text:span text:style-name="T32">в порядке приоритета от большего к низшему</text:span><text:span text:style-name="T24">:</text:span></text:p>
      <text:list xml:id="list2247406415" text:style-name="L1">
        <text:list-item>
          <text:p text:style-name="P63"><text:span text:style-name="T7">публикаци</text:span><text:span text:style-name="T27">я</text:span><text:span text:style-name="T7"> </text:span><text:span text:style-name="T28">REST интерфейса сервиса </text:span><text:span text:style-name="T7">в системе </text:span><text:span text:style-name="T28">в формате</text:span><text:span text:style-name="T27"> </text:span><text:span text:style-name="T28">OpenAPI</text:span><text:span text:style-name="T27">;</text:span></text:p>
        </text:list-item>
        <text:list-item>
          <text:p text:style-name="P64"><text:span text:style-name="T6">управлени</text:span><text:span text:style-name="T12">я </text:span><text:span text:style-name="T25">конфигурацией вызова серсивов API</text:span><text:span text:style-name="T6">;</text:span></text:p>
        </text:list-item>
        <text:list-item>
          <text:p text:style-name="P65"><text:span text:style-name="T29">размещение</text:span><text:span text:style-name="T28"> API в сред</text:span><text:span text:style-name="T29">е</text:span><text:span text:style-name="T28"> выполнения </text:span><text:span text:style-name="T29">(API Gateway);</text:span></text:p>
        </text:list-item>
        <text:list-item>
          <text:p text:style-name="P69"><text:span text:style-name="T29">с</text:span><text:span text:style-name="T3">оздание приложений, </text:span><text:span text:style-name="T31">размещение в среде выполнения, </text:span><text:span text:style-name="T3">подписка на план опубликованного API;</text:span></text:p>
        </text:list-item>
        <text:list-item>
          <text:p text:style-name="P66"><text:span text:style-name="T5">применени</text:span><text:span text:style-name="T25">е</text:span><text:span text:style-name="T5"> политик оработки вызовов </text:span><text:span text:style-name="T25">API</text:span><text:span text:style-name="T5">;</text:span></text:p>
        </text:list-item>
        <text:list-item>
          <text:p text:style-name="P67"><text:span text:style-name="T9">концепци</text:span><text:span text:style-name="T31">я</text:span><text:span text:style-name="T9"> зон размещения для сервисов поставщика и приложений потребителя. Реализ</text:span><text:span text:style-name="T30">ует</text:span><text:span text:style-name="T9"> возможность построения таблицы </text:span><text:span text:style-name="T10">принадлежности к</text:span><text:span text:style-name="T9"> зонами размещения с применением определенных правил к обработке вызова </text:span><text:span text:style-name="T11">в соответствии с маршрутом его прохождения</text:span></text:p>
        </text:list-item>
        <text:list-item>
          <text:p text:style-name="P68"><text:span text:style-name="T5">управлени</text:span><text:span text:style-name="T25">е</text:span><text:span text:style-name="T5"> </text:span><text:span text:style-name="T6">и контрол</text:span><text:span text:style-name="T25">ь</text:span><text:span text:style-name="T6"> </text:span><text:span text:style-name="T5">доступ</text:span><text:span text:style-name="T6">а</text:span><text:span text:style-name="T5"> к</text:span><text:span text:style-name="T6"> </text:span><text:span text:style-name="T25">опубликованым API;</text:span><text:span text:style-name="T6"> <text:s text:c="2"/></text:span></text:p>
        </text:list-item>
        <text:list-item>
          <text:p text:style-name="P68"><text:span text:style-name="T6">управлени</text:span><text:span text:style-name="T28">е</text:span><text:span text:style-name="T6"> масштабируемостью программных компонентов </text:span><text:span text:style-name="T28">среды выполнения</text:span><text:span text:style-name="T6"> </text:span></text:p>
        </text:list-item>
        <text:list-item>
          <text:p text:style-name="P68"><text:span text:style-name="T6">функции по сбору и анализу статистики вызовов </text:span><text:span text:style-name="T7"><text:s/></text:span></text:p>
        </text:list-item>
      </text:list>
      <text:list xml:id="list3544164607" text:style-name="L2">
        <text:list-item>
          <text:p text:style-name="P33">управления пользователями и их ролями. </text:p>
        </text:list-item>
      </text:list>
      <text:p text:style-name="P6"/>
      <text:p text:style-name="P6">Классы и характеристики пользователей</text:p>
      <text:p text:style-name="P6"/>
      <text:p text:style-name="P11">Поставщики API – <text:span text:style-name="T50">пользователи системы которые должны иметь возможность:</text:span></text:p>
      <text:list xml:id="list84083157" text:style-name="L3">
        <text:list-item>
          <text:p text:style-name="P35">публиковать в системе описание программных интерфейсов своих сервисов в виде спецификации OpenAPI;</text:p>
        </text:list-item>
        <text:list-item>
          <text:p text:style-name="P36">управлять жизненным циклом API: старт и остановка API;</text:p>
        </text:list-item>
        <text:list-item>
          <text:p text:style-name="P36">управлять жизненным циклом подписок на API: удаление подписки, пауза подписки;</text:p>
        </text:list-item>
        <text:list-item>
          <text:p text:style-name="P35">управлять рейт лимитами на подписку;</text:p>
        </text:list-item>
        <text:list-item>
          <text:p text:style-name="P70"><text:span text:style-name="T18">управлять рейт лимитами на </text:span><text:span text:style-name="T19">API;</text:span></text:p>
        </text:list-item>
        <text:list-item>
          <text:p text:style-name="P70"><text:span text:style-name="T18">управлять </text:span><text:span text:style-name="T19">конфигурацией эндпоинтов API;</text:span></text:p>
        </text:list-item>
        <text:list-item>
          <text:p text:style-name="P71"><text:span text:style-name="T19">у</text:span><text:span text:style-name="T3">правлять тарифными планами.</text:span></text:p>
        </text:list-item>
      </text:list>
      <text:p text:style-name="P37"><text:s/></text:p>
      <text:p text:style-name="P11">Потребители API – <text:span text:style-name="T51">пользователи системы которые должны иметь возможность: </text:span></text:p>
      <text:list xml:id="list1295075320" text:style-name="L4">
        <text:list-item>
          <text:p text:style-name="P38">создания/редактирования/удаления приложений;</text:p>
        </text:list-item>
        <text:list-item>
          <text:p text:style-name="P38">поиска API в каталоге;</text:p>
        </text:list-item>
        <text:list-item>
          <text:p text:style-name="P38">подписки приложения на API;</text:p>
        </text:list-item>
        <text:list-item>
          <text:p text:style-name="P73"><text:span text:style-name="T19">и</text:span><text:span text:style-name="T3">спользования для аутентификации Api-Key;</text:span></text:p>
        </text:list-item>
        <text:list-item>
          <text:p text:style-name="P72"><text:span text:style-name="T19">и</text:span><text:span text:style-name="T20">спользования для аутентификации и авторизации протокола Oauth;</text:span></text:p>
        </text:list-item>
      </text:list>
      <text:p text:style-name="P39"/>
      <text:p text:style-name="P10">Сопровождение – <text:span text:style-name="T52">пользователи системы которые должны </text:span><text:span text:style-name="T53">унаследовать в</text:span><text:span text:style-name="T54">о</text:span><text:span text:style-name="T53">зможности поставщика и потребителя, а так же</text:span><text:span text:style-name="T52"> иметь возможность:</text:span></text:p>
      <text:list xml:id="list434936656" text:style-name="L5">
        <text:list-item>
          <text:p text:style-name="P40">просмотра логов событий</text:p>
        </text:list-item>
        <text:list-item>
          <text:p text:style-name="P40">просмотра аудита действий пользователей</text:p>
        </text:list-item>
        <text:list-item>
          <text:p text:style-name="P40">просмотра статистики вызовов</text:p>
        </text:list-item>
        <text:list-item>
          <text:p text:style-name="P40">просмотра метрик среды выполнения</text:p>
        </text:list-item>
      </text:list>
      <text:p text:style-name="P13"/>
      <text:p text:style-name="P14">Владелецы – пользователи системы которые должны унаследовать возможности сопровождения <text:span text:style-name="T55">+ что-то еще.</text:span></text:p>
      <text:p text:style-name="P10"/>
      <text:p text:style-name="P76"><text:soft-page-break/><text:span text:style-name="T17">Разработка – </text:span><text:span text:style-name="T21">специальный класс пользователей которые должны иметь возможность расширять систему в какой-то заранее определенной функциональности, например есть идея </text:span><text:span text:style-name="T22">дать возможность наименьшей кровью заменять среду выполнения, шлюз, на какую-то другую реализацию, например на другом языке и стеке. Идея вне данных требований. </text:span></text:p>
      <text:p text:style-name="P76"><text:span text:style-name="T22"/></text:p>
      <text:p text:style-name="P77"/>
      <text:p text:style-name="P77"><text:span text:style-name="T57">Рамки, ограничения, правила и стандарты</text:span></text:p>
      <text:p text:style-name="P78"><text:span text:style-name="T22">Я</text:span><text:span text:style-name="T3">П – Java</text:span></text:p>
      <text:p text:style-name="P78"><text:span text:style-name="T3">Frameworks </text:span><text:span text:style-name="T34">Core</text:span><text:span text:style-name="T3"> – Spring, Vertx</text:span></text:p>
      <text:p text:style-name="P79"><text:span text:style-name="T3">Frameworks UI - Vaadin</text:span></text:p>
      <text:p text:style-name="P78"><text:span text:style-name="T3">Application Platforms: Hazelcast IMDG</text:span></text:p>
      <text:p text:style-name="P78"><text:span text:style-name="T3">DB - PostgreSQL</text:span></text:p>
      <text:p text:style-name="P78"><text:span text:style-name="T3">Tools - Auth0</text:span></text:p>
      <text:p text:style-name="P34">2TLS между всеми компонентами в среде выполнения</text:p>
      <text:p text:style-name="P34">Использование OAuth 2.0 для авторизации вызовов к API (Access Token и т.д.) </text:p>
      <text:p text:style-name="P42">Контейнеризация - docker</text:p>
      <text:p text:style-name="P61"/>
      <text:p text:style-name="P60"/>
      <text:p text:style-name="P60"/>
      <text:p text:style-name="P6">Среда функционирования продукта (операционная среда)</text:p>
      <text:p text:style-name="P6"><text:s/></text:p>
      <text:p text:style-name="P26"><text:span text:style-name="T45">OpenShift Container Platform, </text:span><text:span text:style-name="T46">Linix</text:span></text:p>
      <text:p text:style-name="P26"><text:span text:style-name="T46"/></text:p>
      <text:p text:style-name="P26"><text:span text:style-name="T46"/></text:p>
      <text:p text:style-name="P4">Документация для пользователей </text:p>
      <text:p text:style-name="P4"/>
      <text:p text:style-name="P10"><text:a xlink:type="simple" xlink:href="https://swagger.io/docs/specification/about" text:style-name="Internet_20_link" text:visited-style-name="Visited_20_Internet_20_Link">https://swagger.io/docs/specification/about</text:a> – OpenAPI</text:p>
      <text:p text:style-name="P10"/>
      <text:p text:style-name="P4"/>
      <text:p text:style-name="Text_20_body">Допущения и зависимости</text:p>
      <text:p text:style-name="P23">-</text:p>
      <text:p text:style-name="Text_20_body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Функциональность системы </text:p>
      <text:p text:style-name="P4"/>
      <text:p text:style-name="P82"><text:span text:style-name="T60">1. </text:span><text:span text:style-name="T63">Регистрация поставщика и раздел поставщика в UI</text:span></text:p>
      <text:p text:style-name="P82"/>
      <text:p text:style-name="P82">Описание и приоритет </text:p>
      <text:p text:style-name="P83"><text:span text:style-name="T7">П</text:span><text:span text:style-name="T3">риоритет 0</text:span></text:p>
      <text:p text:style-name="P83"><text:span text:style-name="T3">Регистрация поставщика в системе через UI </text:span><text:span text:style-name="T36">поставщика API.</text:span></text:p>
      <text:p text:style-name="P86"><text:span text:style-name="T36">Р</text:span><text:span text:style-name="T3">аздел по</text:span><text:span text:style-name="T41">с</text:span><text:span text:style-name="T3">тавщика в UI.</text:span></text:p>
      <text:p text:style-name="P82"><text:span text:style-name="T28"/></text:p>
      <text:p text:style-name="P82">Причинно-следственные связи, алгоритмы (движение процессов, workflows)</text:p>
      <text:p text:style-name="P44">Задействованные компоненты:</text:p>
      <text:list xml:id="list4065230261" text:style-name="L9">
        <text:list-item>
          <text:p text:style-name="P45">интерфейс поставщика API (UI), Vaadin</text:p>
        </text:list-item>
        <text:list-item>
          <text:p text:style-name="P45">модуль поставщика API (Фабрика API), Spring Boot</text:p>
        </text:list-item>
        <text:list-item>
          <text:p text:style-name="P85"><text:span text:style-name="T36">ядро управления API, </text:span><text:span text:style-name="T40">Java</text:span></text:p>
        </text:list-item>
        <text:list-item>
          <text:p text:style-name="P85"><text:span text:style-name="T36">ядро системы, </text:span><text:span text:style-name="T40">Java</text:span></text:p>
        </text:list-item>
        <text:list-item>
          <text:p text:style-name="P85"><text:span text:style-name="T37">база данных</text:span><text:span text:style-name="T36">, PostgreSQL</text:span></text:p>
        </text:list-item>
      </text:list>
      <text:p text:style-name="P84"/>
      <text:p text:style-name="P91">Функциональные требования</text:p>
      <text:p text:style-name="P98">MVP <text:span text:style-name="T68">1</text:span> – суперпользователь логинится в систему</text:p>
      <text:p text:style-name="P96"><text:span text:style-name="T43">П</text:span><text:span text:style-name="T44">оставщик самостоятельно регистрир</text:span><text:span text:style-name="T43">уется</text:span><text:span text:style-name="T44"> в сиситеме через UI с подтверждением по email. <text:s/></text:span></text:p>
      <text:p text:style-name="P101"><text:span text:style-name="T43">У </text:span><text:span text:style-name="T44">поставщика </text:span><text:span text:style-name="T43">есть </text:span><text:span text:style-name="T44">раздел/кабинет </text:span><text:span text:style-name="T43">где он может </text:span><text:span text:style-name="T44">редактирования информации о себе. <text:s/></text:span></text:p>
      <text:p text:style-name="P82"/>
      <text:p text:style-name="P4"><text:span text:style-name="T60">2. </text:span><text:span text:style-name="T64">Публикация спецификации. Версионирование спецификации.</text:span></text:p>
      <text:p text:style-name="P4"/>
      <text:p text:style-name="P82">Описание и приоритет </text:p>
      <text:p text:style-name="P83"><text:span text:style-name="T7">П</text:span><text:span text:style-name="T3">риоритет 0</text:span></text:p>
      <text:p text:style-name="P82"><text:span text:style-name="T35">П</text:span><text:span text:style-name="T7">убликаци</text:span><text:span text:style-name="T27">я</text:span><text:span text:style-name="T7"> в системе </text:span><text:span text:style-name="T35">спецификации </text:span><text:span text:style-name="T28">REST интерфейса сервиса</text:span><text:span text:style-name="T7"> </text:span><text:span text:style-name="T28">в формате</text:span><text:span text:style-name="T27"> </text:span><text:span text:style-name="T28">OpenAPI. </text:span><text:span text:style-name="T38">Версионирование загруженной спецификации.</text:span></text:p>
      <text:p text:style-name="P82"><text:span text:style-name="T28"/></text:p>
      <text:p text:style-name="P6">Причинно-следственные связи, алгоритмы (движение процессов, workflows)</text:p>
      <text:p text:style-name="P48">Задействованные компоненты:</text:p>
      <text:list xml:id="list134832200260600" text:continue-numbering="true" text:style-name="L9">
        <text:list-item>
          <text:p text:style-name="P46">интерфейс поставщика API (UI), Vaadin</text:p>
        </text:list-item>
        <text:list-item>
          <text:p text:style-name="P46">модуль поставщика API (Фабрика API), Spring Boot</text:p>
        </text:list-item>
        <text:list-item>
          <text:p text:style-name="P46">ядро управления API, Spring Boot</text:p>
        </text:list-item>
        <text:list-item>
          <text:p text:style-name="P46">ядро системы, Spring Boot</text:p>
        </text:list-item>
        <text:list-item>
          <text:p text:style-name="P51"><text:span text:style-name="T62">база данных</text:span><text:span text:style-name="T61">, PostgreSQL</text:span></text:p>
        </text:list-item>
      </text:list>
      <text:p text:style-name="P6"/>
      <text:p text:style-name="Text_20_body">Функциональные требования</text:p>
      <text:p text:style-name="P99">MVP <text:span text:style-name="T68">2</text:span> – <text:span text:style-name="T67">суперпользователь загружает спецификацию в систему, настраивает эндпоинт сервиса.</text:span></text:p>
      <text:p text:style-name="P93">Реализовать для поставщика возможность загрузки спецификации в систему с возможностью контроля версий загружаемых документов. </text:p>
      <text:p text:style-name="P93"><text:span text:style-name="T65">Реализовать возможность конфигурирования эндпоинтов сервисов описанных спецификацией.</text:span></text:p>
      <text:p text:style-name="P93"><text:span text:style-name="T65">Реализовать </text:span><text:span text:style-name="T66">в</text:span><text:span text:style-name="T65">озможность указания шардинг тэга и зоны размещения.</text:span> </text:p>
      <text:p text:style-name="P82"><text:span text:style-name="T2"><text:s/></text:span></text:p>
      <text:p text:style-name="P82"><text:span text:style-name="T64">3</text:span><text:span text:style-name="T60">. </text:span><text:span text:style-name="T65">Размещение API в среде выполнения</text:span> </text:p>
      <text:p text:style-name="P82"/>
      <text:p text:style-name="P82">Описание и приоритет </text:p>
      <text:p text:style-name="P53">Приоритет 0</text:p>
      <text:p text:style-name="P53">Размещение определенной спецификации в среде выполнения, на определенном шлюзе (шлюзах) с возможностью последовательного, свободного вызова. Аутентификация и авторизация будет определена в отдельном функциональном блоке.</text:p>
      <text:p text:style-name="P87"/>
      <text:p text:style-name="P82">Причинно-следственные связи, алгоритмы (движение процессов, workflows)</text:p>
      <text:p text:style-name="P49"><text:soft-page-break/>Задействованные компоненты:</text:p>
      <text:list xml:id="list134833343248112" text:continue-numbering="true" text:style-name="L9">
        <text:list-item>
          <text:p text:style-name="P47">интерфейс поставщика API (UI), Vaadin</text:p>
        </text:list-item>
        <text:list-item>
          <text:p text:style-name="P47">модуль поставщика API (Фабрика API), Spring Boot</text:p>
        </text:list-item>
        <text:list-item>
          <text:p text:style-name="P47">ядро управления API, Spring Boot</text:p>
        </text:list-item>
        <text:list-item>
          <text:p text:style-name="P47">ядро системы, Spring Boot</text:p>
        </text:list-item>
        <text:list-item>
          <text:p text:style-name="P52"><text:span text:style-name="T62">база данных</text:span><text:span text:style-name="T61">, PostgreSQL</text:span></text:p>
        </text:list-item>
        <text:list-item>
          <text:p text:style-name="P54">распределитель данных</text:p>
        </text:list-item>
        <text:list-item>
          <text:p text:style-name="P54">шлюз API</text:p>
          <text:p text:style-name="P52"/>
        </text:list-item>
      </text:list>
      <text:p text:style-name="P91">Функциональные требования</text:p>
      <text:p text:style-name="P100">MVP <text:span text:style-name="T68">3</text:span> – как описано далее. <text:span text:style-name="T69">Для mvp должен быть pull режим загрузки спецификации в шлюз, то есть когда сам шлюз периодически ищет в базе нужную спецификацию.</text:span></text:p>
      <text:p text:style-name="P94">Реализовать возможность для поставщика через UI задать команду для развертывания/размещения опубликованной API на определенный шлюз. Реализовать механизм размещения API на определенном шлюзе. Реализовать контекст обработки клиентского вызова для размещенного API, механизмы обработки входящего запроса, привязки его к требуемому контексту, маршрутизацию запроса на соответствующий эндпоинт сервиса, обработку ответа сервиса, формирование ответа для клиента. <text:s/></text:p>
      <text:p text:style-name="P92"/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>Требования к внешним интерфейсам </text:span></text:p>
      <text:p text:style-name="P4">Интерфейсы пользователя (UX) </text:p>
      <text:p text:style-name="P57">RIA-приложение.</text:p>
      <text:p text:style-name="P4"/>
      <text:p text:style-name="P4">Программные интерфейсы </text:p>
      <text:p text:style-name="P55">Взаимодействие между UI и соответствующими модулями должно быть REST</text:p>
      <text:p text:style-name="P56">Взаимодействие между приложениями и шлюзом должно быть REST</text:p>
      <text:p text:style-name="P56">Взаимодействие между шлюзом и сервисами должно быть REST</text:p>
      <text:p text:style-name="P4"/>
      <text:p text:style-name="P4">Интерфейсы оборудования </text:p>
      <text:p text:style-name="P15">-</text:p>
      <text:p text:style-name="P4"/>
      <text:p text:style-name="Text_20_body">Интерфейсы связи и коммуникации</text:p>
      <text:p text:style-name="P22">-</text:p>
      <text:list xml:id="list2742901127" text:style-name="L7">
        <text:list-header>
          <text:p text:style-name="P74"/>
        </text:list-header>
      </text:list>
      <text:p text:style-name="P5">Нефункциональные требования </text:p>
      <text:p text:style-name="P4"/>
      <text:p text:style-name="P4">Требования к производительности </text:p>
      <text:p text:style-name="P58">Обработка вызовов шлюзом должна производиться максимально быстро, с минимальной задержкой. Рекомендуется использовать non-blocking, асинхронные решения на Java (например. Netty или решения на нем базирующиеся) при выборе фреймворка для серверной части.</text:p>
      <text:p text:style-name="P89"><text:span text:style-name="T39">Шлюз должен быть устойчив к пиковым нагрузкам и сетевым отказам, рекомендуется использование шабонов bulkhead и circuit bracket при конструировании, а так же рейтлимитов на уровне бизнес-вызовов. </text:span></text:p>
      <text:p text:style-name="P89"><text:span text:style-name="T39">Для оптимальн</text:span><text:span text:style-name="T41">ого контроля вопросов связанных с производительностью шлюза рекомендуется реализовать возможность </text:span><text:span text:style-name="T42">гибкого и удобного </text:span><text:span text:style-name="T41">размещения api по шлюзам, тем самым позволяя поставщику помещать </text:span><text:span text:style-name="T42">свои </text:span><text:span text:style-name="T41">api в изолированную среду исполнения (</text:span><text:span text:style-name="T42">отдельный шлюз или группа шлюзов</text:span><text:span text:style-name="T41">) </text:span><text:span text:style-name="T42">что даст гарантию того что никакие другие api не будут влиять на работу api поставщика, а так же позволит проводить более прозрачные и показательные нагрузочные тесты api поставщика на выделенных шлюзах и более точно расчитывать и планировать ресурсы шлюза и значения необходимых параметров, например рейт лимитов по api, плану или подписке.</text:span><text:span text:style-name="T41"> </text:span></text:p>
      <text:p text:style-name="P4"/>
      <text:p text:style-name="P6">Требования к сохранности (данных)</text:p>
      <text:p text:style-name="P50">-</text:p>
      <text:p text:style-name="P6"><text:s/></text:p>
      <text:p text:style-name="P6">Требования к качеству программного обеспечения</text:p>
      <text:p text:style-name="P50">-</text:p>
      <text:p text:style-name="P6"/>
      <text:p text:style-name="P4">Требования к безопасности системы </text:p>
      <text:p text:style-name="P90"><text:span text:style-name="T47">Сетевое взаимодействие между средой исполнения (шлюзы), сервисами поставщиков, приложениями потребителей, базой данных и компонентами дизайна и управления должно быть защищено средствами протокола TLS в режиме взаимной аутентификации (mTLS, 2TLS, two-way TLS). В системе должна быть реализована ворзможность простого и гибкого управления клиентскими сертификатами.</text:span></text:p>
      <text:p text:style-name="P90"><text:span text:style-name="T47">В качестве второго фактора защиты требуется использовать протокол авторизации OAuth2 для взаимодействия между приложениями и шлюзом. <text:s/></text:span></text:p>
      <text:p text:style-name="P90"><text:span text:style-name="T47"/></text:p>
      <text:p text:style-name="P4"/>
      <text:p text:style-name="Text_20_body">Требования на интеллектуальную собственность</text:p>
      <text:p text:style-name="P97">¯\_(ツ)_/¯</text:p>
      <text:p text:style-name="P22"/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/></text:p>
      <text:p text:style-name="P4"><text:span text:style-name="T2"/></text:p>
      <text:p text:style-name="P88"><text:span text:style-name="T2"/></text:p>
      <text:p text:style-name="P88"><text:span text:style-name="T2"/></text:p>
      <text:p text:style-name="P88"><text:span text:style-name="T2"/></text:p>
      <text:p text:style-name="P88"><text:span text:style-name="T2"/></text:p>
      <text:p text:style-name="P88"><text:span text:style-name="T2"/></text:p>
      <text:p text:style-name="P88"><text:span text:style-name="T2">Прочее</text:span> </text:p>
      <text:p text:style-name="P88">Приложение А: Глоссарий </text:p>
      <text:p text:style-name="P4">-</text:p>
      <text:p text:style-name="P7">Приложение Б: Модели процессов и предметной области и другие диаграммы</text:p>
      <text:p text:style-name="P7">- </text:p>
      <text:p text:style-name="Text_20_body">Приложение В: Список ключевых задач</text:p>
      <text:p text:style-name="Text_20_body">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Helvetica" svg:font-family="Helvetica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7T17:22:03.863430942</meta:creation-date>
    <dc:date>2021-08-30T13:48:31.629958266</dc:date>
    <meta:editing-duration>P2DT18H39M23S</meta:editing-duration>
    <meta:editing-cycles>71</meta:editing-cycles>
    <meta:generator>LibreOffice/6.4.7.2$Linux_X86_64 LibreOffice_project/40$Build-2</meta:generator>
    <meta:document-statistic meta:table-count="0" meta:image-count="0" meta:object-count="0" meta:page-count="7" meta:paragraph-count="162" meta:word-count="1293" meta:character-count="10469" meta:non-whitespace-character-count="9312"/>
  </office:meta>
</office:document-meta>
</file>